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FBSize</text:p>
          </table:table-cell>
          <table:table-cell table:style-name="ce3" office:value-type="float" office:value="192000" calcext:value-type="float">
            <text:p>19200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Horizontal</text:p>
          </table:table-cell>
          <table:table-cell table:style-name="ce2" office:value-type="string" calcext:value-type="string">
            <text:p>Vertical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Bits/Pixel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Buffers</text:p>
          </table:table-cell>
          <table:table-cell table:style-name="ce2" table:number-columns-repeated="16378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formula="of:=[.A4]*[.B4]*[.D4]/8" office:value-type="float" office:value="307200" calcext:value-type="float">
            <text:p>307200</text:p>
          </table:table-cell>
          <table:table-cell table:formula="of:=INT([.$B$1]/[.E4])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formula="of:=[.A5]*[.B5]*[.D5]/8" office:value-type="float" office:value="153600" calcext:value-type="float">
            <text:p>153600</text:p>
          </table:table-cell>
          <table:table-cell table:formula="of:=INT([.$B$1]/[.E5])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A6]*[.B6]*[.D6]/8" office:value-type="float" office:value="153600" calcext:value-type="float">
            <text:p>153600</text:p>
          </table:table-cell>
          <table:table-cell table:formula="of:=INT([.$B$1]/[.E6])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7]*[.B7]*[.D7]/8" office:value-type="float" office:value="76800" calcext:value-type="float">
            <text:p>76800</text:p>
          </table:table-cell>
          <table:table-cell table:formula="of:=INT([.$B$1]/[.E7])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8]*[.B8]*[.D8]/8" office:value-type="float" office:value="38400" calcext:value-type="float">
            <text:p>38400</text:p>
          </table:table-cell>
          <table:table-cell table:formula="of:=INT([.$B$1]/[.E8])"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formula="of:=[.A9]*[.B9]*[.D9]/8" office:value-type="float" office:value="76800" calcext:value-type="float">
            <text:p>76800</text:p>
          </table:table-cell>
          <table:table-cell table:formula="of:=INT([.$B$1]/[.E9])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formula="of:=[.A10]*[.B10]*[.D10]/8" office:value-type="float" office:value="64000" calcext:value-type="float">
            <text:p>64000</text:p>
          </table:table-cell>
          <table:table-cell table:formula="of:=INT([.$B$1]/[.E10])"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76" calcext:value-type="float">
            <text:p>17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formula="of:=[.A11]*[.B11]*[.D11]/8" office:value-type="float" office:value="56320" calcext:value-type="float">
            <text:p>56320</text:p>
          </table:table-cell>
          <table:table-cell table:formula="of:=INT([.$B$1]/[.E11])"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formula="of:=[.A12]*[.B12]*[.D12]/8" office:value-type="float" office:value="38400" calcext:value-type="float">
            <text:p>38400</text:p>
          </table:table-cell>
          <table:table-cell table:formula="of:=INT([.$B$1]/[.E12])"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formula="of:=[.A13]*[.B13]*[.D13]/8" office:value-type="float" office:value="32000" calcext:value-type="float">
            <text:p>32000</text:p>
          </table:table-cell>
          <table:table-cell table:formula="of:=INT([.$B$1]/[.E13])"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6" calcext:value-type="float">
            <text:p>17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formula="of:=[.A14]*[.B14]*[.D14]/8" office:value-type="float" office:value="28160" calcext:value-type="float">
            <text:p>28160</text:p>
          </table:table-cell>
          <table:table-cell table:formula="of:=INT([.$B$1]/[.E14])" office:value-type="float" office:value="6" calcext:value-type="float">
            <text:p>6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7T19:42:01.223790402</meta:creation-date>
    <dc:date>2025-07-07T19:52:24.051731124</dc:date>
    <meta:editing-duration>PT10M22S</meta:editing-duration>
    <meta:editing-cycles>4</meta:editing-cycles>
    <meta:generator>LibreOffice/25.2.4.3$Linux_X86_64 LibreOffice_project/520$Build-3</meta:generator>
    <meta:document-statistic meta:table-count="1" meta:cell-count="74" meta:object-count="0"/>
  </office:meta>
</office:document-meta>
</file>